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800000096D8CBE47B2F91C9D5.png" manifest:media-type="image/png"/>
  <manifest:file-entry manifest:full-path="Pictures/10000001000003A8000000E2E54AB82BDAEC9A0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width="16.51cm" svg:height="3.995cm" draw:z-index="0"><draw:image xlink:href="Pictures/10000001000003A8000000E2E54AB82BDAEC9A00.png" xlink:type="simple" xlink:show="embed" xlink:actuate="onLoad" draw:mime-type="image/png"/></draw:frame><draw:frame draw:style-name="fr1" draw:name="Image2" text:anchor-type="as-char" svg:y="0.794cm" svg:width="16.51cm" svg:height="2.646cm" draw:z-index="1"><draw:image xlink:href="Pictures/10000001000003A800000096D8CBE47B2F91C9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7T09:11:58.194267020</meta:creation-date>
    <dc:date>2026-02-17T09:12:49.600311247</dc:date>
    <meta:editing-duration>PT51S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